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standard">
      <style:graphic-properties svg:stroke-color="#000000" draw:marker-start=""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Dashed_20__28_var_29_" svg:stroke-color="#0047ff" draw:marker-start="Symmetric_20_Arrow" draw:marker-start-width="0.3cm"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" svg:stroke-color="#0047ff" draw:marker-start="Symmetric_20_Arrow" draw:marker-start-width="0.3cm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Dashed_20__28_var_29_" svg:stroke-color="#0047ff" draw:marker-start="" draw:marker-start-width="0.3cm"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T1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id="id1" draw:layer="layout" svg:width="3.6cm" svg:height="1.2cm" svg:x="1.8cm" svg:y="1.4cm">
          <text:p text:style-name="P1"><text:span text:style-name="T1">Network G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6cm" svg:height="1.2cm" svg:x="15.4cm" svg:y="1.4cm">
          <text:p text:style-name="P1"><text:span text:style-name="T1">Dedicated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3.6cm" svg:height="1.2cm" svg:x="1.8cm" svg:y="3.4cm">
          <text:p text:style-name="P1"><text:span text:style-name="T1">Create Server Th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6cm" svg:height="1.2cm" svg:x="1.8cm" svg:y="5.4cm">
          <text:p text:style-name="P1"><text:span text:style-name="T1">Create Local Threa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6cm" svg:y1="2.6cm" svg:x2="3.6cm" svg:y2="3.4cm" draw:start-shape="id1" draw:start-glue-point="2" draw:end-shape="id2" draw:end-glue-point="0" svg:d="m3600 2600v800">
          <text:p/>
        </draw:connector>
        <draw:connector draw:style-name="gr4" draw:text-style-name="P2" draw:layer="layout" svg:x1="3.6cm" svg:y1="4.6cm" svg:x2="3.6cm" svg:y2="5.4cm" draw:start-shape="id2" draw:start-glue-point="2" draw:end-shape="id3" draw:end-glue-point="0" svg:d="m3600 4600v800">
          <text:p/>
        </draw:connector>
        <draw:custom-shape draw:style-name="gr1" draw:text-style-name="P2" draw:id="id4" draw:layer="layout" svg:width="3.6cm" svg:height="1.2cm" svg:x="1.8cm" svg:y="7.7cm">
          <text:p text:style-name="P1"><text:span text:style-name="T1">Wait Thr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6cm" svg:y1="6.6cm" svg:x2="3.6cm" svg:y2="7.7cm" draw:start-shape="id3" draw:start-glue-point="2" draw:end-shape="id4" draw:end-glue-point="0" svg:d="m3600 6600v1100">
          <text:p/>
        </draw:connector>
        <draw:connector draw:style-name="gr4" draw:text-style-name="P2" draw:layer="layout" draw:line-skew="0.399cm" svg:x1="3.6cm" svg:y1="8.9cm" svg:x2="5.4cm" svg:y2="8.3cm" draw:start-shape="id4" draw:start-glue-point="2" draw:end-shape="id4" draw:end-glue-point="1" svg:d="m3600 8900v900h2301v-1500h-501">
          <text:p/>
        </draw:connector>
        <draw:custom-shape draw:style-name="gr1" draw:text-style-name="P2" draw:id="id6" draw:layer="layout" svg:width="3.6cm" svg:height="1.2cm" svg:x="15.4cm" svg:y="3.8cm">
          <text:p text:style-name="P1"><text:span text:style-name="T1">Accept Clien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id="id7" draw:layer="layout" svg:x1="17.2cm" svg:y1="2.6cm" svg:x2="17.2cm" svg:y2="3.8cm" draw:start-shape="id5" draw:start-glue-point="2" draw:end-shape="id6" draw:end-glue-point="0" svg:d="m17200 2600v1200">
          <text:p/>
        </draw:connector>
        <draw:connector draw:style-name="gr4" draw:text-style-name="P2" draw:layer="layout" svg:x1="5.4cm" svg:y1="4cm" svg:x2="17.2cm" svg:y2="3.2cm" draw:start-shape="id2" draw:start-glue-point="1" draw:end-shape="id7" draw:end-glue-point="0" svg:d="m5400 4000h5826v-800h5974">
          <text:p/>
        </draw:connector>
        <draw:custom-shape draw:style-name="gr2" draw:text-style-name="P2" draw:id="id8" draw:layer="layout" svg:width="3.6cm" svg:height="1.2cm" svg:x="11.4cm" svg:y="5cm">
          <text:p text:style-name="P1"><text:span text:style-name="T1">Create Remote Threa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4cm" svg:y1="4.4cm" svg:x2="13.2cm" svg:y2="5cm" draw:start-shape="id6" draw:start-glue-point="3" draw:end-shape="id8" draw:end-glue-point="0" svg:d="m15400 4400h-2200v600">
          <text:p/>
        </draw:connector>
        <draw:custom-shape draw:style-name="gr2" draw:text-style-name="P2" draw:id="id9" draw:layer="layout" svg:width="3.6cm" svg:height="1.2cm" svg:x="15.4cm" svg:y="6.2cm">
          <text:p text:style-name="P1"><text:span text:style-name="T1">Scan Queue Messag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2cm" svg:y1="5cm" svg:x2="17.2cm" svg:y2="6.2cm" draw:start-shape="id6" draw:start-glue-point="2" draw:end-shape="id9" draw:end-glue-point="0" svg:d="m17200 5000v1200">
          <text:p/>
        </draw:connector>
        <draw:connector draw:style-name="gr4" draw:text-style-name="P2" draw:layer="layout" svg:x1="19cm" svg:y1="6.8cm" svg:x2="17.2cm" svg:y2="3.2cm" draw:start-shape="id9" draw:start-glue-point="1" draw:end-shape="id7" draw:end-glue-point="0" svg:d="m19000 6800h501v-3600h-2301">
          <text:p/>
        </draw:connector>
        <draw:custom-shape draw:style-name="gr1" draw:text-style-name="P2" draw:id="id10" draw:layer="layout" svg:width="3.6cm" svg:height="1.2cm" svg:x="11.4cm" svg:y="7cm">
          <text:p text:style-name="P1"><text:span text:style-name="T1">Send 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3.6cm" svg:height="1.2cm" svg:x="11.4cm" svg:y="9cm">
          <text:p text:style-name="P1"><text:span text:style-name="T1">Send rea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6cm" svg:height="1.2cm" svg:x="11.4cm" svg:y="13cm">
          <text:p text:style-name="P1"><text:span text:style-name="T1">Recv hell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3.6cm" svg:height="1.2cm" svg:x="11.4cm" svg:y="15cm">
          <text:p text:style-name="P1"><text:span text:style-name="T1">Send hello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2cm" svg:y1="6.2cm" svg:x2="13.2cm" svg:y2="7cm" draw:start-shape="id8" draw:start-glue-point="2" draw:end-shape="id10" draw:end-glue-point="0" svg:d="m13200 6200v800">
          <text:p/>
        </draw:connector>
        <draw:connector draw:style-name="gr4" draw:text-style-name="P2" draw:layer="layout" svg:x1="13.2cm" svg:y1="8.2cm" svg:x2="13.2cm" svg:y2="9cm" draw:start-shape="id10" draw:start-glue-point="2" draw:end-shape="id11" draw:end-glue-point="0" svg:d="m13200 8200v800">
          <text:p/>
        </draw:connector>
        <draw:connector draw:style-name="gr4" draw:text-style-name="P2" draw:layer="layout" svg:x1="13.2cm" svg:y1="10.2cm" svg:x2="13.2cm" svg:y2="13cm" draw:start-shape="id11" draw:start-glue-point="2" draw:end-shape="id12" draw:end-glue-point="0" svg:d="m13200 10200v2800">
          <text:p/>
        </draw:connector>
        <draw:connector draw:style-name="gr4" draw:text-style-name="P2" draw:layer="layout" svg:x1="13.2cm" svg:y1="14.2cm" svg:x2="13.2cm" svg:y2="15cm" draw:start-shape="id12" draw:start-glue-point="2" draw:end-shape="id13" draw:end-glue-point="0" svg:d="m13200 14200v800">
          <text:p/>
        </draw:connector>
        <draw:custom-shape draw:style-name="gr1" draw:text-style-name="P2" draw:id="id14" draw:layer="layout" svg:width="3.6cm" svg:height="1.2cm" svg:x="6.6cm" svg:y="9cm">
          <text:p text:style-name="P1"><text:span text:style-name="T1">Recv ready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4cm" svg:y1="6cm" svg:x2="8.4cm" svg:y2="9cm" draw:start-shape="id3" draw:start-glue-point="1" draw:end-shape="id14" draw:end-glue-point="0" svg:d="m5400 6000h3000v3000">
          <text:p/>
        </draw:connector>
        <draw:custom-shape draw:style-name="gr1" draw:text-style-name="P2" draw:id="id15" draw:layer="layout" svg:width="3.6cm" svg:height="1.2cm" svg:x="6.6cm" svg:y="11cm">
          <text:p text:style-name="P1"><text:span text:style-name="T1">Dialog</text:span></text:p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10.2cm" svg:x2="8.4cm" svg:y2="11cm" draw:start-shape="id14" draw:start-glue-point="2" draw:end-shape="id15" draw:end-glue-point="0" svg:d="m8400 10200v800">
          <text:p/>
        </draw:connector>
        <draw:custom-shape draw:style-name="gr1" draw:text-style-name="P2" draw:id="id16" draw:layer="layout" svg:width="3.6cm" svg:height="1.2cm" svg:x="6.6cm" svg:y="13cm">
          <text:p text:style-name="P1"><text:span text:style-name="T1">Send hello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12.2cm" svg:x2="8.4cm" svg:y2="13cm" draw:start-shape="id15" draw:start-glue-point="2" draw:end-shape="id16" draw:end-glue-point="0" svg:d="m8400 12200v800">
          <text:p/>
        </draw:connector>
        <draw:custom-shape draw:style-name="gr1" draw:text-style-name="P2" draw:id="id17" draw:layer="layout" svg:width="3.6cm" svg:height="1.2cm" svg:x="6.6cm" svg:y="15cm">
          <text:p text:style-name="P1"><text:span text:style-name="T1">Recv hello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14.2cm" svg:x2="8.4cm" svg:y2="15cm" draw:start-shape="id16" draw:start-glue-point="2" draw:end-shape="id17" draw:end-glue-point="0" svg:d="m8400 14200v800">
          <text:p/>
        </draw:connector>
        <draw:custom-shape draw:style-name="gr1" draw:text-style-name="P2" draw:id="id18" draw:layer="layout" svg:width="3.6cm" svg:height="1.2cm" svg:x="6.6cm" svg:y="17cm">
          <text:p text:style-name="P1"><text:span text:style-name="T1">ST_ADM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3.6cm" svg:height="1.2cm" svg:x="11.4cm" svg:y="17cm">
          <text:p text:style-name="P1"><text:span text:style-name="T1">ST_ADMI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16.2cm" svg:x2="8.4cm" svg:y2="17cm" draw:start-shape="id17" draw:start-glue-point="2" draw:end-shape="id18" draw:end-glue-point="0" svg:d="m8400 16200v800">
          <text:p/>
        </draw:connector>
        <draw:connector draw:style-name="gr4" draw:text-style-name="P2" draw:layer="layout" svg:x1="13.2cm" svg:y1="16.2cm" svg:x2="13.2cm" svg:y2="17cm" draw:start-shape="id13" draw:start-glue-point="2" draw:end-shape="id19" draw:end-glue-point="0" svg:d="m13200 16200v800">
          <text:p/>
        </draw:connector>
        <draw:custom-shape draw:style-name="gr1" draw:text-style-name="P2" draw:id="id20" draw:layer="layout" svg:width="3.6cm" svg:height="1.2cm" svg:x="6.6cm" svg:y="19cm">
          <text:p text:style-name="P1"><text:span text:style-name="T1">Dialog</text:span></text:p>
          <text:p text:style-name="P1"><text:span text:style-name="T1">select 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3.6cm" svg:height="1.2cm" svg:x="6.6cm" svg:y="21cm">
          <text:p text:style-name="P1"><text:span text:style-name="T1">Send map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18.2cm" svg:x2="8.4cm" svg:y2="19cm" draw:start-shape="id18" draw:start-glue-point="2" draw:end-shape="id20" draw:end-glue-point="0" svg:d="m8400 18200v800">
          <text:p/>
        </draw:connector>
        <draw:connector draw:style-name="gr4" draw:text-style-name="P2" draw:layer="layout" svg:x1="8.4cm" svg:y1="20.2cm" svg:x2="8.4cm" svg:y2="21cm" draw:start-shape="id20" draw:start-glue-point="2" draw:end-shape="id21" draw:end-glue-point="0" svg:d="m8400 20200v800">
          <text:p/>
        </draw:connector>
        <draw:custom-shape draw:style-name="gr1" draw:text-style-name="P2" draw:id="id22" draw:layer="layout" svg:width="3.6cm" svg:height="1.2cm" svg:x="6.6cm" svg:y="23cm">
          <text:p text:style-name="P1"><text:span text:style-name="T1">Recv ready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22.2cm" svg:x2="8.4cm" svg:y2="23cm" draw:start-shape="id21" draw:start-glue-point="2" draw:end-shape="id22" draw:end-glue-point="0" svg:d="m8400 22200v800">
          <text:p/>
        </draw:connector>
        <draw:custom-shape draw:style-name="gr1" draw:text-style-name="P2" draw:id="id23" draw:layer="layout" svg:width="3.6cm" svg:height="1.2cm" svg:x="1.8cm" svg:y="21cm">
          <text:p text:style-name="P1"><text:span text:style-name="T1">Send rea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4" draw:layer="layout" svg:width="3.6cm" svg:height="1.2cm" svg:x="1.8cm" svg:y="23cm">
          <text:p text:style-name="P1"><text:span text:style-name="T1">Recv map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cm" svg:y1="17.6cm" svg:x2="3.6cm" svg:y2="21cm" draw:start-shape="id18" draw:start-glue-point="3" draw:end-shape="id23" draw:end-glue-point="0" svg:d="m6600 17600h-3000v3400">
          <text:p/>
        </draw:connector>
        <draw:connector draw:style-name="gr4" draw:text-style-name="P2" draw:layer="layout" svg:x1="3.6cm" svg:y1="22.2cm" svg:x2="3.6cm" svg:y2="23cm" draw:start-shape="id23" draw:start-glue-point="2" draw:end-shape="id24" draw:end-glue-point="0" svg:d="m3600 22200v800">
          <text:p/>
        </draw:connector>
        <draw:custom-shape draw:style-name="gr1" draw:text-style-name="P2" draw:id="id25" draw:layer="layout" svg:width="3.6cm" svg:height="1.2cm" svg:x="11.4cm" svg:y="21cm">
          <text:p text:style-name="P1"><text:span text:style-name="T1">Recv map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2cm" svg:y1="18.2cm" svg:x2="13.2cm" svg:y2="21cm" draw:start-shape="id19" draw:start-glue-point="2" draw:end-shape="id25" draw:end-glue-point="0" svg:d="m13200 18200v2800">
          <text:p/>
        </draw:connector>
        <draw:custom-shape draw:style-name="gr1" draw:text-style-name="P2" draw:id="id26" draw:layer="layout" svg:width="3.6cm" svg:height="1.2cm" svg:x="11.4cm" svg:y="23cm">
          <text:p text:style-name="P1"><text:span text:style-name="T1">Send ready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2cm" svg:y1="22.2cm" svg:x2="13.2cm" svg:y2="23cm" draw:start-shape="id25" draw:start-glue-point="2" draw:end-shape="id26" draw:end-glue-point="0" svg:d="m13200 22200v800">
          <text:p/>
        </draw:connector>
        <draw:custom-shape draw:style-name="gr1" draw:text-style-name="P2" draw:id="id27" draw:layer="layout" svg:width="3.6cm" svg:height="1.2cm" svg:x="16.2cm" svg:y="21cm">
          <text:p text:style-name="P1"><text:span text:style-name="T1">Recv rea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8" draw:layer="layout" svg:width="3.6cm" svg:height="1.2cm" svg:x="16.2cm" svg:y="23cm">
          <text:p text:style-name="P1"><text:span text:style-name="T1">Send map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8cm" svg:y1="22.2cm" svg:x2="18cm" svg:y2="23cm" draw:start-shape="id27" draw:start-glue-point="2" draw:end-shape="id28" draw:end-glue-point="0" svg:d="m18000 22200v800">
          <text:p/>
        </draw:connector>
        <draw:connector draw:style-name="gr4" draw:text-style-name="P2" draw:layer="layout" svg:x1="15cm" svg:y1="17.6cm" svg:x2="18cm" svg:y2="21cm" draw:start-shape="id19" draw:start-glue-point="1" draw:end-shape="id27" draw:end-glue-point="0" svg:d="m15000 17600h3000v3400">
          <text:p/>
        </draw:connector>
        <draw:connector draw:style-name="gr4" draw:text-style-name="P2" draw:layer="layout" svg:x1="8.4cm" svg:y1="24.2cm" svg:x2="8.4cm" svg:y2="25.4cm" draw:start-shape="id22" draw:start-glue-point="2" draw:end-shape="id29" svg:d="m8400 24200v1200">
          <text:p/>
        </draw:connector>
        <draw:connector draw:style-name="gr4" draw:text-style-name="P2" draw:layer="layout" svg:x1="13.2cm" svg:y1="24.2cm" svg:x2="13.2cm" svg:y2="25.4cm" draw:start-shape="id26" draw:start-glue-point="2" draw:end-shape="id30" draw:end-glue-point="0" svg:d="m13200 24200v1200">
          <text:p/>
        </draw:connector>
        <draw:connector draw:style-name="gr4" draw:text-style-name="P2" draw:layer="layout" svg:x1="3.6cm" svg:y1="24.2cm" svg:x2="8.361cm" svg:y2="24.739cm" draw:start-shape="id24" draw:start-glue-point="2" svg:d="m3600 24200v520h4761v19">
          <text:p/>
        </draw:connector>
        <draw:connector draw:style-name="gr4" draw:text-style-name="P2" draw:layer="layout" svg:x1="18cm" svg:y1="24.2cm" svg:x2="13.15cm" svg:y2="24.713cm" draw:start-shape="id28" draw:start-glue-point="2" svg:d="m18000 24200v507h-4850v6">
          <text:p/>
        </draw:connector>
        <draw:connector draw:style-name="gr5" draw:text-style-name="P2" draw:layer="layout" svg:x1="11.4cm" svg:y1="9.6cm" svg:x2="10.2cm" svg:y2="9.6cm" draw:start-shape="id11" draw:start-glue-point="3" draw:end-shape="id14" draw:end-glue-point="1" svg:d="m11400 9600h-1200">
          <text:p/>
        </draw:connector>
        <draw:connector draw:style-name="gr5" draw:text-style-name="P2" draw:layer="layout" svg:x1="11.4cm" svg:y1="13.6cm" svg:x2="10.2cm" svg:y2="13.6cm" svg:d="m11400 13600h-1200">
          <text:p/>
        </draw:connector>
        <draw:connector draw:style-name="gr5" draw:text-style-name="P2" draw:layer="layout" svg:x1="11.4cm" svg:y1="15.6cm" svg:x2="10.2cm" svg:y2="15.6cm" svg:d="m11400 15600h-1200">
          <text:p/>
        </draw:connector>
        <draw:connector draw:style-name="gr5" draw:text-style-name="P2" draw:layer="layout" svg:x1="11.4cm" svg:y1="21.6cm" svg:x2="10.2cm" svg:y2="21.6cm" svg:d="m11400 21600h-1200">
          <text:p/>
        </draw:connector>
        <draw:connector draw:style-name="gr5" draw:text-style-name="P2" draw:layer="layout" svg:x1="11.4cm" svg:y1="23.6cm" svg:x2="10.2cm" svg:y2="23.6cm" svg:d="m11400 23600h-1200">
          <text:p/>
        </draw:connector>
        <draw:connector draw:style-name="gr6" draw:text-style-name="P2" draw:layer="layout" svg:x1="6.244cm" svg:y1="21.59cm" svg:x2="5.4cm" svg:y2="21.6cm" svg:d="m6244 21590h-422v10h-422">
          <text:p/>
        </draw:connector>
        <draw:connector draw:style-name="gr5" draw:text-style-name="P2" draw:layer="layout" svg:x1="11.4cm" svg:y1="21.6cm" svg:x2="10.2cm" svg:y2="21.6cm" svg:d="m11400 21600h-1200">
          <text:p/>
        </draw:connector>
        <draw:connector draw:style-name="gr5" draw:text-style-name="P2" draw:layer="layout" svg:x1="11.4cm" svg:y1="21.6cm" svg:x2="10.2cm" svg:y2="21.6cm" svg:d="m11400 21600h-1200">
          <text:p/>
        </draw:connector>
        <draw:connector draw:style-name="gr6" draw:text-style-name="P2" draw:layer="layout" svg:x1="6.244cm" svg:y1="23.6cm" svg:x2="5.4cm" svg:y2="23.61cm" svg:d="m6244 23600h-422v10h-422">
          <text:p/>
        </draw:connector>
        <draw:connector draw:style-name="gr7" draw:text-style-name="P2" draw:layer="layout" svg:x1="16.2cm" svg:y1="23.6cm" svg:x2="15.356cm" svg:y2="23.61cm" svg:d="m16200 23600h-422v10h-422">
          <text:p/>
        </draw:connector>
        <draw:connector draw:style-name="gr7" draw:text-style-name="P2" draw:layer="layout" svg:x1="16.244cm" svg:y1="21.59cm" svg:x2="15.4cm" svg:y2="21.6cm" svg:d="m16244 21590h-422v10h-422">
          <text:p/>
        </draw:connector>
        <draw:custom-shape draw:style-name="gr2" draw:text-style-name="P2" draw:id="id31" draw:layer="layout" svg:width="3.6cm" svg:height="1.2cm" svg:x="15.4cm" svg:y="8.2cm">
          <text:p text:style-name="P1"><text:span text:style-name="T1">Send message remote client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2cm" svg:y1="7.4cm" svg:x2="17.2cm" svg:y2="8.2cm" draw:end-shape="id31" draw:end-glue-point="0" svg:d="m17200 7400v800">
          <text:p/>
        </draw:connector>
        <draw:connector draw:style-name="gr4" draw:text-style-name="P2" draw:layer="layout" draw:line-skew="2.073cm" svg:x1="17.2cm" svg:y1="9.4cm" svg:x2="19.473cm" svg:y2="6.853cm" svg:d="m17200 9400v800h2273v-3347">
          <text:p/>
        </draw:connector>
        <draw:custom-shape draw:style-name="gr1" draw:text-style-name="P2" draw:id="id30" draw:layer="layout" svg:width="3.6cm" svg:height="1.2cm" svg:x="11.4cm" svg:y="25.4cm">
          <text:p text:style-name="P1"><text:span text:style-name="T1">Recv rea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9" draw:layer="layout" svg:width="3.6cm" svg:height="1.2cm" svg:x="6.6cm" svg:y="25.4cm">
          <text:p text:style-name="P1"><text:span text:style-name="T1">Send read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4cm" svg:y1="26.6cm" svg:x2="8.39cm" svg:y2="28.856cm" draw:start-shape="id29" draw:start-glue-point="2" svg:d="m8400 26600v1379h-10v877">
          <text:p/>
        </draw:connector>
        <draw:connector draw:style-name="gr4" draw:text-style-name="P1" draw:layer="layout" svg:x1="13.2cm" svg:y1="26.6cm" svg:x2="13.207cm" svg:y2="28.833cm" draw:start-shape="id30" draw:start-glue-point="2" svg:d="m13200 26600v1367h7v866">
          <text:p/>
        </draw:connector>
        <draw:connector draw:style-name="gr5" draw:text-style-name="P2" draw:layer="layout" svg:x1="11.4cm" svg:y1="26.1cm" svg:x2="10.2cm" svg:y2="26.1cm" svg:d="m11400 26100h-1200">
          <text:p/>
        </draw:connector>
      </draw:page>
      <draw:page draw:name="page2" draw:style-name="dp1" draw:master-page-name="Обычный">
        <draw:custom-shape draw:style-name="gr2" draw:text-style-name="P2" draw:id="id32" draw:layer="layout" svg:width="3.6cm" svg:height="1.2cm" svg:x="6.6cm" svg:y="2.6cm">
          <text:p text:style-name="P1"><text:span text:style-name="T1">Recv colo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3" draw:layer="layout" svg:width="3.6cm" svg:height="1.2cm" svg:x="11.4cm" svg:y="2.6cm">
          <text:p text:style-name="P1"><text:span text:style-name="T1">Send color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39cm" svg:y1="1.402cm" svg:x2="8.4cm" svg:y2="2.6cm" draw:end-shape="id32" draw:end-glue-point="0" svg:d="m8390 1402v349h10v849">
          <text:p/>
        </draw:connector>
        <draw:connector draw:style-name="gr4" draw:text-style-name="P1" draw:layer="layout" svg:x1="13.207cm" svg:y1="1.425cm" svg:x2="13.2cm" svg:y2="2.6cm" draw:end-shape="id33" draw:end-glue-point="0" svg:d="m13207 1425v337h-7v838">
          <text:p/>
        </draw:connector>
        <draw:custom-shape draw:style-name="gr2" draw:text-style-name="P2" draw:id="id34" draw:layer="layout" svg:width="3.6cm" svg:height="1.2cm" svg:x="6.6cm" svg:y="4.6cm">
          <text:p text:style-name="P1"><text:span text:style-name="T1">Get first col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5" draw:layer="layout" svg:width="3.6cm" svg:height="1.2cm" svg:x="6.6cm" svg:y="6.6cm">
          <text:p text:style-name="P1"><text:span text:style-name="T1">Draw Info dialo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4cm" svg:y1="3.8cm" svg:x2="8.4cm" svg:y2="4.6cm" draw:start-shape="id32" draw:start-glue-point="2" draw:end-shape="id34" draw:end-glue-point="0" svg:d="m8400 3800v800">
          <text:p/>
        </draw:connector>
        <draw:connector draw:style-name="gr4" draw:text-style-name="P1" draw:layer="layout" svg:x1="8.4cm" svg:y1="5.8cm" svg:x2="8.4cm" svg:y2="6.6cm" draw:start-shape="id34" draw:start-glue-point="2" draw:end-shape="id35" draw:end-glue-point="0" svg:d="m8400 5800v800">
          <text:p/>
        </draw:connector>
        <draw:custom-shape draw:style-name="gr2" draw:text-style-name="P2" draw:id="id36" draw:layer="layout" svg:width="3.6cm" svg:height="1.2cm" svg:x="6.6cm" svg:y="9cm">
          <text:p text:style-name="P1"><text:span text:style-name="T1">Wait Packe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4cm" svg:y1="7.8cm" svg:x2="8.4cm" svg:y2="9cm" draw:start-shape="id35" draw:start-glue-point="2" draw:end-shape="id36" draw:end-glue-point="0" svg:d="m8400 7800v1200">
          <text:p/>
        </draw:connector>
        <draw:custom-shape draw:style-name="gr2" draw:text-style-name="P2" draw:id="id37" draw:layer="layout" svg:width="3.6cm" svg:height="1.2cm" svg:x="6.6cm" svg:y="11cm">
          <text:p text:style-name="P1"><text:span text:style-name="T1">Update Dialog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8" draw:layer="layout" svg:width="3.6cm" svg:height="1.2cm" svg:x="6.6cm" svg:y="13cm">
          <text:p text:style-name="P1"><text:span text:style-name="T1">Update Player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4cm" svg:y1="10.2cm" svg:x2="8.4cm" svg:y2="11cm" draw:start-shape="id36" draw:start-glue-point="2" draw:end-shape="id37" draw:end-glue-point="0" svg:d="m8400 10200v800">
          <text:p/>
        </draw:connector>
        <draw:connector draw:style-name="gr4" draw:text-style-name="P1" draw:layer="layout" svg:x1="8.4cm" svg:y1="12.2cm" svg:x2="8.4cm" svg:y2="13cm" draw:start-shape="id37" draw:start-glue-point="2" draw:end-shape="id38" draw:end-glue-point="0" svg:d="m8400 12200v800">
          <text:p/>
        </draw:connector>
        <draw:connector draw:style-name="gr4" draw:text-style-name="P1" draw:layer="layout" draw:line-skew="0cm -0.299cm" svg:x1="8.4cm" svg:y1="14.2cm" svg:x2="6.6cm" svg:y2="9.6cm" draw:start-shape="id38" draw:start-glue-point="2" draw:end-shape="id36" draw:end-glue-point="3" svg:d="m8400 14200v501h-2600v-5101h800">
          <text:p/>
        </draw:connector>
        <draw:custom-shape draw:style-name="gr2" draw:text-style-name="P2" draw:id="id39" draw:layer="layout" svg:width="3.6cm" svg:height="1.2cm" svg:x="11.4cm" svg:y="9cm">
          <text:p text:style-name="P1"><text:span text:style-name="T1">Wait Pa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0" draw:layer="layout" svg:width="3.6cm" svg:height="1.2cm" svg:x="11.4cm" svg:y="13.1cm">
          <text:p text:style-name="P1"><text:span text:style-name="T1">Store Queue Messag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cm" svg:y1="3.8cm" svg:x2="13.2cm" svg:y2="9cm" draw:start-shape="id33" draw:start-glue-point="2" draw:end-shape="id39" draw:end-glue-point="0" svg:d="m13200 3800v5200">
          <text:p/>
        </draw:connector>
        <draw:connector draw:style-name="gr4" draw:text-style-name="P1" draw:layer="layout" svg:x1="13.2cm" svg:y1="10.2cm" svg:x2="13.2cm" svg:y2="13.1cm" draw:start-shape="id39" draw:start-glue-point="2" draw:end-shape="id40" draw:end-glue-point="0" svg:d="m13200 10200v2900">
          <text:p/>
        </draw:connector>
        <draw:connector draw:style-name="gr4" draw:text-style-name="P1" draw:layer="layout" draw:line-skew="0.199cm 0.299cm" svg:x1="13.2cm" svg:y1="14.3cm" svg:x2="15cm" svg:y2="9.6cm" draw:start-shape="id40" draw:start-glue-point="2" draw:end-shape="id39" draw:end-glue-point="1" svg:d="m13200 14300v700h2600v-5400h-800">
          <text:p/>
        </draw:connector>
        <draw:connector draw:style-name="gr5" draw:text-style-name="P2" draw:layer="layout" svg:x1="11.4cm" svg:y1="3.2cm" svg:x2="10.2cm" svg:y2="3.2cm" svg:d="m11400 3200h-1200">
          <text:p/>
        </draw:connector>
        <draw:connector draw:style-name="gr5" draw:text-style-name="P2" draw:layer="layout" svg:x1="11.4cm" svg:y1="13.7cm" svg:x2="10.2cm" svg:y2="13.7cm" svg:d="m11400 13700h-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2T13:30:43</meta:creation-date>
    <dc:date>2009-06-03T18:22:09</dc:date>
    <meta:editing-duration>PT01H59M59S</meta:editing-duration>
    <meta:editing-cycles>14</meta:editing-cycles>
    <meta:generator>OpenOffice.org/3.1$Linux OpenOffice.org_project/310m11$Build-9399</meta:generator>
    <meta:document-statistic meta:object-count="100"/>
  </office:meta>
</office:document-meta>
</file>